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Heading_20_4">
      <style:text-properties fo:font-size="12pt" style:font-size-asian="12pt" style:font-size-complex="12pt"/>
    </style:style>
    <style:style style:name="P16" style:family="paragraph" style:parent-style-name="Heading_20_4">
      <style:text-properties style:font-name="Arial1" fo:font-size="12pt" style:font-size-asian="12pt" style:font-size-complex="12pt"/>
    </style:style>
    <style:style style:name="P17" style:family="paragraph" style:parent-style-name="Heading_20_1" style:master-page-name="First_20_Page">
      <style:paragraph-properties style:page-number="auto"/>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4">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font-size-complex="8pt"/>
    </style:style>
    <style:style style:name="T3" style:family="text">
      <style:text-properties style:font-name="Helvetica" fo:font-size="22pt" style:font-size-asian="22pt" style:font-size-complex="22pt"/>
    </style:style>
    <style:style style:name="T4" style:family="text">
      <style:text-properties style:text-position="super 58%" style:font-name="Arial-BoldMT" fo:font-size="28pt" style:font-name-asian="Arial-BoldMT" style:font-size-asian="28pt" style:font-name-complex="Arial-BoldMT" style:font-size-complex="28pt"/>
    </style:style>
    <style:style style:name="T5" style:family="text">
      <style:text-properties style:font-name="Arial-BoldMT" style:font-name-asian="Arial-BoldMT" style:font-name-complex="Arial-BoldMT"/>
    </style:style>
    <style:style style:name="T6" style:family="text">
      <style:text-properties fo:font-size="16pt" style:font-size-asian="16pt" style:font-size-complex="16pt"/>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font-name="Helvetica1" fo:font-weight="normal" style:font-name-asian="Helvetica1" style:font-weight-asian="normal" style:font-name-complex="Helvetica1" style:font-weight-complex="normal"/>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language="en" fo:country="US" style:language-complex="ar" style:country-complex="SA"/>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text:p>
      <text:h text:style-name="Heading_20_2" text:outline-level="2">Intended Use</text:h>
      <text:p text:style-name="Standard">The Standard discusses single CAN segments, and is silent on interconnecting multiple segments. <text:s/>For more discussion of options for interconnection, see the “Repeaters, Bridges and Gateways” section below.</text:p>
      <text:p text:style-name="Standard"><text:span text:style-name="T9">The Standard does not </text:span>discuss CAN terminators because they're discussed in detail in the CAN literature. See the “Termination” section below for more discussion.</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to existing standards, where possible, instead of repeating the information here.</text:p>
      <text:h text:style-name="Heading_20_2" text:outline-level="2">Physical Interconnection</text:h>
      <text:p text:style-name="Standard">The Standard envisions two basic kinds of nodes: <text:s text:c="2"/>Board with 2 connectors and box with a pig-tail cable, e.g. a handheld throttle. <text:s/>At the same time, the Standard should not rule out e.g. a board with two connectors and three pig-tails for attaching throttles, or anything else, hence the somewhat complex wording in this section.</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text:soft-page-break/>product using commercial cable, using one of these two color assignments will reduce confusion, but most NMRAnet users will never need to refer to the wire colors in their cabl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9">The</text:span> requirement to have all eight wires present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he 100V requirement on the reserved conductors is also there to make sure that when a use if defined for them late,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The 27V requirement comes from the S9.1 limitation on track voltage.</text:p>
      <text:h text:style-name="Heading_20_2" text:outline-level="2">Data Transport</text:h>
      <text:p text:style-name="Standard">A 4V/microsecond slew rate is preferred to reduce the effect of stubs on <text:span text:style-name="T10">the</text:span> network.</text:p>
      <text:p text:style-name="Standard">This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text:soft-page-break/>Power can be injected into the cable by simple “mid-span injector” devices, essentially just two RJ45 connectors and a 2.1mm jack for a wall-wart. It is not required that power comes from a NMRAnet node itself.</text:p>
      <text:p text:style-name="Standard">Note that <text:span text:style-name="T10">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a filtered connection, e.g. a 10 ohm resistor and a 0.1uF capacitor in parallel.</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Note the effect of the “must withstand” requirement is that power supply boards must be able to be connected to each other, even if their output voltages are not exactly the same. One way to handle this is an isolating diode on the PWR_POS output.</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p>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using a bus termination resistor at each end of the bus of 120 (nominal; minimum 100, maximum 130) ohms and rated for 220mW or more. <text:s/>Several alternate termination schemes have been proposed in the literature, and these alternatives are discussed below.    </text:p>
      <text:h text:style-name="Heading_20_3" text:outline-level="3">Termination Circuits</text:h>
      <text:h text:style-name="P15" text:outline-level="4">Passive single resistor</text:h>
      <text:p text:style-name="Standard">A single 120<text:span text:style-name="T1">±</text:span><text:span text:style-name="T1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text:soft-page-break/>mode noise. The tolerance on the individual resistor values is significantly tighter than on their total resistance. (<text:a xlink:type="simple" xlink:href="http://focus.ti.com/lit/an/slla270/slla270.pdf">http://focus.ti.com/lit/an/slla270/slla270.pdf</text:a>) 1% tolerance resistors are often used. </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16"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it must be possible to enable or disable them depending on where the node is installed on <text:span text:style-name="T9">the</text:span> CAN segment. <text:s/>Termination should only occur at the two distant ends of <text:span text:style-name="T10">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commended that nodes be shipped with on-board terminators disabled, to reduce the chance that a termination load will be attached in the middle of the segment. <text:s/>Note <text:span text:style-name="T10">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text:soft-page-break/>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9">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is advantages and disadvantages of <text:span text:style-name="T9">including one are discussed in the NXP (Philips) and Texas Instruments application notes reference</text:span><text:span text:style-name="T9">d above. Typical parts are the TDK ZJYS81RS-2PL51(T)-G01 and </text:span><text:span text:style-name="T9">the</text:span><text:span text:style-name="T9"> </text:span><text:span text:style-name="T9">ZJYS51-2PT. </text:span></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9">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around 30 m / 100 ft.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soft-page-break/><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9">on the</text:span> others. As such, it allows connection of two or more full size, full node-count CAN segments.s</text:p>
      <text:p text:style-name="Standard">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2">http://www.ixxat.com/introduction_bridges_en.html</text:span></text:a></text:p>
      <text:p text:style-name="Standard"><text:a xlink:type="simple" xlink:href="http://www.ieee-icnp.org/1996/papers/1996-21.pdf"><text:span text:style-name="T12">http://www.ieee-icnp.org/1996/papers/1996-21.pdf</text:span></text:a></text:p>
      <text:p text:style-name="P12">http://doi.ieeecomputersociety.org/10.1109/ISPAN.1996.509033</text:p>
      <text:p text:style-name="Standard"><text:a xlink:type="simple" xlink:href="http://www.ixxat.com/can_bridge_en.html"><text:span text:style-name="T12">http://www.ixxat.com/can_bridge_en.html</text:span></text:a></text:p>
      <text:p text:style-name="Standard"><text:a xlink:type="simple" xlink:href="http://www.wrcakron.com/devicenet/CAN_Bus_Applications.pdf"><text:span text:style-name="T12">http://www.wrcakron.com/devicenet/CAN_Bus_Applications.pdf</text:span></text:a></text:p>
      <text:p text:style-name="Standard"><text:a xlink:type="simple" xlink:href="http://www.matric.com/canbridge.html"><text:span text:style-name="T12">http://www.matric.com/canbridge.html</text:span></text:a></text:p>
      <text:h text:style-name="Heading_20_2" text:outline-level="2">Gateways</text:h>
      <text:p text:style-name="Standard">Gateways connect a CAN segment to another communication technology, such as IP over wireless, Ethernet or some other. In <text:span text:style-name="T9">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text:soft-page-break/>References</text:h>
      <text:p text:style-name="Standard">This section provides references, and when possible URLs, that may be of use to NMRAnet implementors.</text:p>
      <text:h text:style-name="Heading_20_2" text:outline-level="2">Standards</text:h>
      <text:p text:style-name="Standard">The S 9.x.1 standard references ISO 11898-1 and ISO 11898-2 for CAN specifications. <text:s/>The ISO (<text:a xlink:type="simple" xlink:href="http://www.iso.org/">http://www.iso.org</text:a>) sells PDF and paper copies of these. Copies can generally be found in engineering libraries.</text:p>
      <text:p text:style-name="Standard">Note that ISO 11898-3, 11898-4 and 11898-5 specify different variants of the CAN standard that are not relevant to S 9.x.1 compliant implementations. <text:s/>The original 1995 Bosch CAN standard, which can be found online, is similar to IS 11898-1 and -2, but not identical.</text:p>
      <text:p text:style-name="Standard">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text:soft-page-break/>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text:soft-page-break/>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Inclusion of an item in this section is not a recommendation, positive or negative, for the item. No inferences should be draw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Annotations to the Standard<text:tab/>1</text:p>
          <text:p text:style-name="P19"><text:s/>2.1 Intended Use<text:tab/>1</text:p>
          <text:p text:style-name="P19"><text:s/>2.2 References and Context<text:tab/>1</text:p>
          <text:p text:style-name="P19"><text:s/>2.3 Physical Interconnection<text:tab/>1</text:p>
          <text:p text:style-name="P19"><text:s/>2.4 Data Transport<text:tab/>2</text:p>
          <text:p text:style-name="P19"><text:s/>2.5 Supply of Power<text:tab/>2</text:p>
          <text:p text:style-name="P19"><text:s/>2.6 Consumption of Power<text:tab/>3</text:p>
          <text:p text:style-name="P21"><text:s/>3 Design Issues<text:tab/>3</text:p>
          <text:p text:style-name="P19"><text:s/>3.1 Bus Termination<text:tab/>3</text:p>
          <text:p text:style-name="P18"><text:s/>3.1.1 Termination Circuits<text:tab/>3</text:p>
          <text:p text:style-name="P20"><text:s/>3.1.1.1 Passive single resistor<text:tab/>3</text:p>
          <text:p text:style-name="P20"><text:s/>3.1.1.2 Passive split resistors bypassed to ground<text:tab/>3</text:p>
          <text:p text:style-name="P20"><text:s/>3.1.1.3 Biased split termination<text:tab/>4</text:p>
          <text:p text:style-name="P20"><text:s/>3.1.1.4 Active termination<text:tab/>4</text:p>
          <text:p text:style-name="P20"><text:s/>3.1.1.5 Distributed termination<text:tab/>4</text:p>
          <text:p text:style-name="P18"><text:s/>3.1.2 Terminator Placement<text:tab/>4</text:p>
          <text:p text:style-name="P19"><text:s/>3.2 EMC Management<text:tab/>5</text:p>
          <text:p text:style-name="P18"><text:s/>3.2.1 Chokes<text:tab/>5</text:p>
          <text:p text:style-name="P21"><text:s/>4 Repeaters, Bridges and Gateways<text:tab/>5</text:p>
          <text:p text:style-name="P19"><text:s/>4.1 Repeaters<text:tab/>5</text:p>
          <text:p text:style-name="P19"><text:s/>4.2 Bridges<text:tab/>6</text:p>
          <text:p text:style-name="P19"><text:s/>4.3 Gateways<text:tab/>6</text:p>
          <text:p text:style-name="P21"><text:s/>5 References<text:tab/>7</text:p>
          <text:p text:style-name="P19"><text:s/>5.1 Standards<text:tab/>7</text:p>
          <text:p text:style-name="P19"><text:s/>5.2 Application Notes<text:tab/>7</text:p>
          <text:p text:style-name="P18"><text:soft-page-break/><text:s/>5.2.1 Anixter<text:tab/>7</text:p>
          <text:p text:style-name="P18"><text:s/>5.2.2 Mohawk.com<text:tab/>7</text:p>
          <text:p text:style-name="P18"><text:s/>5.2.3 Microchip Corp<text:tab/>7</text:p>
          <text:p text:style-name="P18"><text:s/>5.2.4 Philips<text:tab/>7</text:p>
          <text:p text:style-name="P18"><text:s/>5.2.5 Texas Instruments<text:tab/>8</text:p>
          <text:p text:style-name="P19"><text:s/>5.3 Component data sheets<text:tab/>8</text:p>
          <text:p text:style-name="P18"><text:s/>5.3.1 Microchip<text:tab/>8</text:p>
          <text:p text:style-name="P18"><text:s/>5.3.2 NXP Electronics (Philips)<text:tab/>8</text:p>
          <text:p text:style-name="P18"><text:s/>5.3.3 STMicroelectronics<text:tab/>8</text:p>
          <text:p text:style-name="P18"><text:s/>5.3.4 Texas Instruments<text:tab/>8</text:p>
          <text:p text:style-name="P19"><text:s/>5.4 Tools<text:tab/>9</text:p>
          <text:p text:style-name="P18"><text:s/>5.4.1 Microchip <text:tab/>9</text:p>
          <text:p text:style-name="P18"><text:s/>5.4.2 IXAAT<text:tab/>9</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 fo:font-size="22pt" style:font-size-asian="22pt" style:font-size-complex="22pt"/>
    </style:style>
    <style:style style:name="MT4" style:family="text">
      <style:text-properties style:text-position="super 58%" style:font-name="Arial-BoldMT" fo:font-size="28pt" style:font-name-asian="Arial-BoldMT" style:font-size-asian="28pt" style:font-name-complex="Arial-BoldMT" style:font-size-complex="28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1" fo:font-weight="normal" style:font-name-asian="Helvetica1" style:font-weight-asian="normal" style:font-name-complex="Helvetica1"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16" text:date-value="2010-09-13T18:49:19">9/13/2010</text:date></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p>
      </style:footer>
    </style:master-page>
    <style:master-page style:name="First_20_Page" style:display-name="First Page" style:page-layout-name="Mpm2" style:next-style-name="Standard">
      <style:header>
        <text:tracked-changes>
          <text:changed-region text:id="ct558717024">
            <text:format-change>
              <office:change-info>
                <dc:creator>David Harris</dc:creator>
                <dc:date>2010-09-13T18:16:00</dc:date>
              </office:change-info>
            </text:format-change>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9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text:change-start text:change-id="ct558717024"/><text:span text:style-name="MT3">NMRAnet</text:span><text:span text:style-name="MT4">®</text:span><text:change-end text:change-id="ct558717024"/><text:span text:style-name="MT5"> <text:line-break/></text:span><text:span text:style-name="MT6">Physical Layer </text:span></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09-13T18:49:19">9/13/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16" text:date-value="2010-09-13T18:49:19">9/13/2010</text:date><text:tab/>Page <text:page-number text:select-page="current">11</text:page-number> of <text:page-count style:num-format="1">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113</meta:editing-cycles>
    <meta:editing-duration>PT18H05M35S</meta:editing-duration>
    <meta:generator>OpenOffice.org/3.2$Unix OpenOffice.org_project/320m18$Build-9502</meta:generator>
    <dc:date>2010-09-13T18:49:19</dc:date>
    <dc:creator>Bob Jacobsen</dc:creator>
    <meta:document-statistic meta:table-count="1" meta:image-count="0" meta:object-count="0" meta:page-count="11" meta:paragraph-count="185" meta:word-count="3070" meta:character-count="21528"/>
    <meta:user-defined meta:name="Info 1"/>
    <meta:user-defined meta:name="Info 2"/>
    <meta:user-defined meta:name="Info 3"/>
    <meta:user-defined meta:name="Info 4"/>
  </office:meta>
</office:document-meta>
</file>